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b035" officeooo:paragraph-rsid="000bb035"/>
    </style:style>
    <style:style style:name="P2" style:family="paragraph" style:parent-style-name="Standard">
      <style:text-properties officeooo:rsid="000bb035" officeooo:paragraph-rsid="000f09f0"/>
    </style:style>
    <style:style style:name="P3" style:family="paragraph" style:parent-style-name="Standard">
      <style:paragraph-properties fo:text-align="center" style:justify-single-word="false"/>
      <style:text-properties officeooo:rsid="000bb035" officeooo:paragraph-rsid="000bb035"/>
    </style:style>
    <style:style style:name="P4" style:family="paragraph" style:parent-style-name="Standard">
      <style:text-properties officeooo:rsid="000f09f0" officeooo:paragraph-rsid="00139f12"/>
    </style:style>
    <style:style style:name="P5" style:family="paragraph" style:parent-style-name="Standard">
      <style:text-properties officeooo:rsid="000ff2dd" officeooo:paragraph-rsid="000ff2dd"/>
    </style:style>
    <style:style style:name="P6" style:family="paragraph" style:parent-style-name="Standard">
      <style:text-properties officeooo:rsid="00139f12" officeooo:paragraph-rsid="00139f12"/>
    </style:style>
    <style:style style:name="P7" style:family="paragraph" style:parent-style-name="Standard">
      <style:text-properties officeooo:rsid="00141026" officeooo:paragraph-rsid="00141026"/>
    </style:style>
    <style:style style:name="P8" style:family="paragraph" style:parent-style-name="Standard">
      <style:text-properties officeooo:rsid="00141026" officeooo:paragraph-rsid="00155806"/>
    </style:style>
    <style:style style:name="P9" style:family="paragraph" style:parent-style-name="Standard">
      <style:text-properties style:font-name="Courier 10 Pitch" officeooo:rsid="00141026" officeooo:paragraph-rsid="00141026"/>
    </style:style>
    <style:style style:name="P10" style:family="paragraph" style:parent-style-name="Standard">
      <style:paragraph-properties fo:break-before="page"/>
      <style:text-properties officeooo:rsid="000bb035" officeooo:paragraph-rsid="000f09f0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Title">
      <style:text-properties officeooo:paragraph-rsid="00141026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officeooo:rsid="000bb035"/>
    </style:style>
    <style:style style:name="T2" style:family="text">
      <style:text-properties officeooo:rsid="000f09f0"/>
    </style:style>
    <style:style style:name="T3" style:family="text">
      <style:text-properties officeooo:rsid="00139f12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589cm" fo:min-width="0.589cm" fo:padding-top="0.025cm" fo:padding-bottom="0.025cm" fo:padding-left="0.025cm" fo:padding-right="0.025cm" style:run-through="foreground"/>
    </style:style>
    <style:style style:name="gr3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line-break/><text:line-break/>COMPLEXITÉ ET CALCULABILITÉ </text:p>
      <text:p text:style-name="Title">MASTER 1 INFORMATIQUE 2016/2017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/>
      <text:h text:style-name="P11" text:outline-level="1">AL CHAHID Kinda</text:h>
      <text:h text:style-name="P11" text:outline-level="1">DUBROCA Axel</text:h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3" text:outline-level="3">Professeur : <text:span text:style-name="T1">Anca Muscholl</text:span></text:h>
      <text:p text:style-name="P10"><text:span text:style-name="T2">Suite à une perte malencontreuse du rapport d’origine dans les méandres de GitHub, voici une synthèse synthétique des clauses que nous avons implémentées.</text:span></text:p>
      <text:p text:style-name="P2"/>
      <text:p text:style-name="P4">Pour générer nos clauses, nous avons considéré chaque arête, et explicité les paires de sommets interdites – celles de même couleur.</text:p>
      <text:p text:style-name="P4"><draw:g text:anchor-type="char" draw:z-index="4" draw:style-name="gr1"><draw:custom-shape draw:name="Forme1" draw:style-name="gr2" draw:text-style-name="P14" svg:width="0.9cm" svg:height="0.9cm" svg:x="0.106cm" svg:y="0.28cm"><text:p text:style-name="P13"><text:span text:style-name="T4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" draw:style-name="gr2" draw:text-style-name="P14" svg:width="0.9cm" svg:height="0.9cm" svg:x="3.364cm" svg:y="0.28cm"><text:p text:style-name="P13"><text:span text:style-name="T4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" draw:style-name="gr2" draw:text-style-name="P14" svg:width="0.9cm" svg:height="0.9cm" svg:x="3.364cm" svg:y="2.644cm"><text:p text:style-name="P13"><text:span text:style-name="T4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2" draw:style-name="gr3" draw:text-style-name="P13" svg:x1="1.006cm" svg:y1="0.718cm" svg:x2="3.364cm" svg:y2="0.7cm"><text:p/></draw:line><draw:line draw:name="Forme2" draw:style-name="gr3" draw:text-style-name="P13" svg:x1="3.833cm" svg:y1="1.197cm" svg:x2="3.815cm" svg:y2="2.643cm"><text:p/></draw:line><draw:custom-shape draw:name="Forme1" draw:style-name="gr2" draw:text-style-name="P14" svg:width="0.9cm" svg:height="0.9cm" svg:x="0.14cm" svg:y="2.644cm"><text:p text:style-name="P13"><text:span text:style-name="T4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3" draw:style-name="gr3" draw:text-style-name="P13" svg:x1="0.905cm" svg:y1="2.783cm" svg:x2="3.434cm" svg:y2="0.998cm"><text:p/></draw:line><draw:line draw:name="Forme4" draw:style-name="gr3" draw:text-style-name="P13" svg:x1="1.039cm" svg:y1="3.099cm" svg:x2="3.364cm" svg:y2="3.099cm"><text:p/></draw:line></draw:g></text:p>
      <text:p text:style-name="P4"/>
      <text:p text:style-name="P4">Sur notre graphe exemple ci-<text:span text:style-name="T3">joint</text:span>, pour l’arête (1, 2), et 3 couleurs A, B et C, on a donc :</text:p>
      <text:p text:style-name="P4"/>
      <text:p text:style-name="P2"><draw:frame draw:style-name="fr1" draw:name="Objet1" text:anchor-type="as-char" svg:y="-0.386cm" svg:width="6.886cm" svg:height="0.542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p text:style-name="P2"/>
      <text:p text:style-name="P5"/>
      <text:p text:style-name="P5"/>
      <text:p text:style-name="P5">On a donc juste à continuer pour toutes les arêtes :</text:p>
      <text:p text:style-name="P5"/>
      <text:p text:style-name="P5"><draw:frame draw:style-name="fr1" draw:name="Objet2" text:anchor-type="as-char" svg:y="-1.154cm" svg:width="7.317cm" svg:height="2.22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>Et voilà nos clauses. Le souci, c’est qu’il existe un cas où la formule est vraie que l’on doit empêcher : il suffit qu’aucun sommet ne soit coloré. On ajoute donc des clauses permettant de forcer au moins une couleur par sommet :</text:p>
      <text:p text:style-name="P5"><draw:frame draw:style-name="fr1" draw:name="Objet3" text:anchor-type="as-char" svg:y="-0.386cm" svg:width="10.135cm" svg:height="0.5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6">On obtient donc, pour ce graphe, les clauses suivantes :</text:p>
      <text:p text:style-name="P6"/>
      <text:p text:style-name="P6"><draw:frame draw:style-name="fr1" draw:name="Objet4" text:anchor-type="as-char" svg:y="-4.514cm" svg:width="2.838cm" svg:height="8.93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"/>
      <text:p text:style-name="P7">Ici, nous utilisons les indices pour différencier les variables (sommet + coloration). Dans notre implémentation, on a utilisé une bijection réciproque.</text:p>
      <text:p text:style-name="P8">Pour passer d’un sommet et de sa coloration à leur valeur associée, on utilise la formule</text:p>
      <text:p text:style-name="P8"/>
      <text:p text:style-name="P8"><draw:frame draw:style-name="fr1" draw:name="Objet5" text:anchor-type="as-char" svg:y="-0.377cm" svg:width="5.974cm" svg:height="0.531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8"/>
      <text:p text:style-name="P7">Et pour l’inverse,</text:p>
      <text:p text:style-name="P7"/>
      <text:p text:style-name="P7"><draw:frame draw:style-name="fr1" draw:name="Objet6" text:anchor-type="as-char" svg:y="-0.586cm" svg:width="4.523cm" svg:height="1.081cm" draw:z-index="5"><draw:object xlink:href="./Object 6" xlink:type="simple" xlink:show="embed" xlink:actuate="onLoad"/><draw:image xlink:href="./ObjectReplacements/Object 6" xlink:type="simple" xlink:show="embed" xlink:actuate="onLoad"/></draw:frame> (en utilisant une division entière).</text:p>
      <text:p text:style-name="P7"/>
      <text:p text:style-name="P7">Pour tester le programme, un script – pas très joli – est fourni. Parce que parser la dernière ligne d’un fichier en C était trop fatiguant.</text:p>
      <text:p text:style-name="P7"/>
      <text:p text:style-name="P7">Pour vous en servir :</text:p>
      <text:p text:style-name="P7"/>
      <text:p text:style-name="P9">./getKcolor.sh [n] [file.c]</text:p>
      <text:p text:style-name="P9"/>
      <text:p text:style-name="P7">Avec n le nombre de couleurs à tester, et file.c le fichier C du graphe à utili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9:57:27.376797434</meta:creation-date>
    <dc:date>2016-11-25T20:30:08.373317156</dc:date>
    <meta:editing-duration>PT22M28S</meta:editing-duration>
    <meta:editing-cycles>6</meta:editing-cycles>
    <meta:generator>LibreOffice/5.1.4.2$Linux_X86_64 LibreOffice_project/10m0$Build-2</meta:generator>
    <meta:document-statistic meta:table-count="0" meta:image-count="0" meta:object-count="6" meta:page-count="3" meta:paragraph-count="24" meta:word-count="237" meta:character-count="1397" meta:non-whitespace-character-count="1172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row>
              <mo stretchy="false">¬</mo>
              <msub>
                <mn>1</mn>
                <mi>A</mi>
              </msub>
            </mrow>
            <mo stretchy="false">∨</mo>
            <mrow>
              <mo stretchy="false">¬</mo>
              <msub>
                <mn>2</mn>
                <mi>A</mi>
              </msub>
            </mrow>
          </mrow>
        </mrow>
        <mo fence="true" stretchy="false">)</mo>
      </mrow>
      <mo stretchy="false">∧</mo>
      <mrow>
        <mo fence="true" stretchy="false">(</mo>
        <mrow>
          <mrow>
            <mrow>
              <mo stretchy="false">¬</mo>
              <msub>
                <mn>1</mn>
                <mi>B</mi>
              </msub>
            </mrow>
            <mo stretchy="false">∨</mo>
            <mrow>
              <mo stretchy="false">¬</mo>
              <msub>
                <mn>2</mn>
                <mi>B</mi>
              </msub>
            </mrow>
          </mrow>
        </mrow>
        <mo fence="true" stretchy="false">)</mo>
      </mrow>
      <mo stretchy="false">∧</mo>
      <mrow>
        <mo fence="true" stretchy="false">(</mo>
        <mrow>
          <mrow>
            <mrow>
              <mo stretchy="false">¬</mo>
              <msub>
                <mn>1</mn>
                <mi>C</mi>
              </msub>
            </mrow>
            <mo stretchy="false">∨</mo>
            <mrow>
              <mo stretchy="false">¬</mo>
              <msub>
                <mn>2</mn>
                <mi>C</mi>
              </msub>
            </mrow>
          </mrow>
        </mrow>
        <mo fence="true" stretchy="false">)</mo>
      </mrow>
    </mrow>
    <annotation encoding="StarMath 5.0">( neg 1_A or neg 2_A )
and ( neg 1_B or neg 2_B )
and ( neg 1_C or neg 2_C )
</annotation>
  </semantics>
</math>
</file>

<file path=Object 2/content.xml><?xml version="1.0" encoding="utf-8"?>
<math xmlns="http://www.w3.org/1998/Math/MathML" display="block">
  <semantics>
    <mtable>
      <mtr>
        <mtd>
          <mrow>
            <mspace width="4em"/>
            <mrow>
              <mrow>
                <mo fence="true" stretchy="false">(</mo>
                <mrow>
                  <mrow>
                    <mrow>
                      <mo stretchy="false">¬</mo>
                      <msub>
                        <mn>1</mn>
                        <mi>A</mi>
                      </msub>
                    </mrow>
                    <mo stretchy="false">∨</mo>
                    <mrow>
                      <mo stretchy="false">¬</mo>
                      <msub>
                        <mn>2</mn>
                        <mi>A</mi>
                      </msub>
                    </mrow>
                  </mrow>
                </mrow>
                <mo fence="true" stretchy="false">)</mo>
              </mrow>
              <mo stretchy="false">∧</mo>
              <mrow>
                <mo fence="true" stretchy="false">(</mo>
                <mrow>
                  <mrow>
                    <mrow>
                      <mo stretchy="false">¬</mo>
                      <msub>
                        <mn>1</mn>
                        <mi>B</mi>
                      </msub>
                    </mrow>
                    <mo stretchy="false">∨</mo>
                    <mrow>
                      <mo stretchy="false">¬</mo>
                      <msub>
                        <mn>2</mn>
                        <mi>B</mi>
                      </msub>
                    </mrow>
                  </mrow>
                </mrow>
                <mo fence="true" stretchy="false">)</mo>
              </mrow>
              <mo stretchy="false">∧</mo>
              <mrow>
                <mo fence="true" stretchy="false">(</mo>
                <mrow>
                  <mrow>
                    <mrow>
                      <mo stretchy="false">¬</mo>
                      <msub>
                        <mn>1</mn>
                        <mi>C</mi>
                      </msub>
                    </mrow>
                    <mo stretchy="false">∨</mo>
                    <mrow>
                      <mo stretchy="false">¬</mo>
                      <msub>
                        <mn>2</mn>
                        <mi>C</mi>
                      </msub>
                    </mrow>
                  </mrow>
                </mrow>
                <mo fence="true" stretchy="false">)</mo>
              </mrow>
            </mrow>
          </mrow>
        </mtd>
      </mtr>
      <mtr>
        <mtd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2</mn>
                      <mi>A</mi>
                    </msub>
                  </mrow>
                  <mo stretchy="false">∨</mo>
                  <mrow>
                    <mo stretchy="false">¬</mo>
                    <msub>
                      <mn>3</mn>
                      <mi>A</mi>
                    </msub>
                  </mrow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2</mn>
                      <mi>B</mi>
                    </msub>
                  </mrow>
                  <mo stretchy="false">∨</mo>
                  <mrow>
                    <mo stretchy="false">¬</mo>
                    <msub>
                      <mn>3</mn>
                      <mi>B</mi>
                    </msub>
                  </mrow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2</mn>
                      <mi>C</mi>
                    </msub>
                  </mrow>
                  <mo stretchy="false">∨</mo>
                  <mrow>
                    <mo stretchy="false">¬</mo>
                    <msub>
                      <mn>3</mn>
                      <mi>C</mi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2</mn>
                      <mi>A</mi>
                    </msub>
                  </mrow>
                  <mo stretchy="false">∨</mo>
                  <mrow>
                    <mo stretchy="false">¬</mo>
                    <msub>
                      <mn>4</mn>
                      <mi>A</mi>
                    </msub>
                  </mrow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2</mn>
                      <mi>B</mi>
                    </msub>
                  </mrow>
                  <mo stretchy="false">∨</mo>
                  <mrow>
                    <mo stretchy="false">¬</mo>
                    <msub>
                      <mn>4</mn>
                      <mi>B</mi>
                    </msub>
                  </mrow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2</mn>
                      <mi>C</mi>
                    </msub>
                  </mrow>
                  <mo stretchy="false">∨</mo>
                  <mrow>
                    <mo stretchy="false">¬</mo>
                    <msub>
                      <mn>4</mn>
                      <mi>C</mi>
                    </msub>
                  </mrow>
                </mrow>
              </mrow>
              <mo fence="true" stretchy="false">)</mo>
            </mrow>
          </mrow>
        </mtd>
      </mtr>
      <mtr>
        <mtd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4</mn>
                      <mi>A</mi>
                    </msub>
                  </mrow>
                  <mo stretchy="false">∨</mo>
                  <mrow>
                    <mo stretchy="false">¬</mo>
                    <msub>
                      <mn>3</mn>
                      <mi>A</mi>
                    </msub>
                  </mrow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4</mn>
                      <mi>B</mi>
                    </msub>
                  </mrow>
                  <mo stretchy="false">∨</mo>
                  <mrow>
                    <mo stretchy="false">¬</mo>
                    <msub>
                      <mn>3</mn>
                      <mi>B</mi>
                    </msub>
                  </mrow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4</mn>
                      <mi>C</mi>
                    </msub>
                  </mrow>
                  <mo stretchy="false">∨</mo>
                  <mrow>
                    <mo stretchy="false">¬</mo>
                    <msub>
                      <mn>3</mn>
                      <mi>C</mi>
                    </msub>
                  </mrow>
                </mrow>
              </mrow>
              <mo fence="true" stretchy="false">)</mo>
            </mrow>
          </mrow>
        </mtd>
      </mtr>
    </mtable>
    <annotation encoding="StarMath 5.0">~ ~ ( neg 1_A or neg 2_A )
and ( neg 1_B or neg 2_B )
and ( neg 1_C or neg 2_C ) newline {  }
and ( neg 2_A or neg 3_A )
and ( neg 2_B or neg 3_B )
and ( neg 2_C or neg 3_C ) newline {  }
and ( neg 2_A or neg 4_A )
and ( neg 2_B or neg 4_B )
and ( neg 2_C or neg 4_C ) newline {  }
and ( neg 4_A or neg 3_A )
and ( neg 4_B or neg 3_B )
and ( neg 4_C or neg 3_C )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sub>
              <mn>1</mn>
              <mi>A</mi>
            </msub>
            <mo stretchy="false">∨</mo>
            <msub>
              <mn>1</mn>
              <mi>B</mi>
            </msub>
            <mo stretchy="false">∨</mo>
            <msub>
              <mn>1</mn>
              <mi>C</mi>
            </msub>
          </mrow>
        </mrow>
        <mo fence="true" stretchy="false">)</mo>
      </mrow>
      <mo stretchy="false">∧</mo>
      <mrow>
        <mo fence="true" stretchy="false">(</mo>
        <mrow>
          <mrow>
            <msub>
              <mn>2</mn>
              <mi>A</mi>
            </msub>
            <mo stretchy="false">∨</mo>
            <msub>
              <mn>2</mn>
              <mi>B</mi>
            </msub>
            <mo stretchy="false">∨</mo>
            <msub>
              <mn>2</mn>
              <mi>C</mi>
            </msub>
          </mrow>
        </mrow>
        <mo fence="true" stretchy="false">)</mo>
      </mrow>
      <mo stretchy="false">∧</mo>
      <mrow>
        <mo fence="true" stretchy="false">(</mo>
        <mrow>
          <mrow>
            <msub>
              <mn>3</mn>
              <mi>A</mi>
            </msub>
            <mo stretchy="false">∨</mo>
            <msub>
              <mn>3</mn>
              <mi>B</mi>
            </msub>
            <mo stretchy="false">∨</mo>
            <msub>
              <mn>3</mn>
              <mi>C</mi>
            </msub>
          </mrow>
        </mrow>
        <mo fence="true" stretchy="false">)</mo>
      </mrow>
      <mo stretchy="false">∧</mo>
      <mrow>
        <mo fence="true" stretchy="false">(</mo>
        <mrow>
          <mrow>
            <msub>
              <mn>4</mn>
              <mi>A</mi>
            </msub>
            <mo stretchy="false">∨</mo>
            <msub>
              <mn>4</mn>
              <mi>B</mi>
            </msub>
            <mo stretchy="false">∨</mo>
            <msub>
              <mn>4</mn>
              <mi>C</mi>
            </msub>
          </mrow>
        </mrow>
        <mo fence="true" stretchy="false">)</mo>
      </mrow>
    </mrow>
    <annotation encoding="StarMath 5.0">( 1_A or 1_B or 1_C ) and ( 2_A or 2_B or 2_C ) and ( 3_A or 3_B or 3_C ) and ( 4_A or 4_B or 4_C )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pace width="4em"/>
            <mrow>
              <mo fence="true" stretchy="false">(</mo>
              <mrow>
                <mrow>
                  <msub>
                    <mn>1</mn>
                    <mi>A</mi>
                  </msub>
                  <mo stretchy="false">∨</mo>
                  <msub>
                    <mn>1</mn>
                    <mi>B</mi>
                  </msub>
                  <mo stretchy="false">∨</mo>
                  <msub>
                    <mn>1</mn>
                    <mi>C</mi>
                  </msub>
                </mrow>
              </mrow>
              <mo fence="true" stretchy="false">)</mo>
            </mrow>
          </mrow>
        </mtd>
      </mtr>
      <mtr>
        <mtd columnalign="left">
          <mrow>
            <mrow/>
            <mo stretchy="false">∧</mo>
            <mrow>
              <mo fence="true" stretchy="false">(</mo>
              <mrow>
                <mrow>
                  <msub>
                    <mn>2</mn>
                    <mi>A</mi>
                  </msub>
                  <mo stretchy="false">∨</mo>
                  <msub>
                    <mn>2</mn>
                    <mi>B</mi>
                  </msub>
                  <mo stretchy="false">∨</mo>
                  <msub>
                    <mn>2</mn>
                    <mi>C</mi>
                  </msub>
                </mrow>
              </mrow>
              <mo fence="true" stretchy="false">)</mo>
            </mrow>
          </mrow>
        </mtd>
      </mtr>
      <mtr>
        <mtd columnalign="left">
          <mrow>
            <mrow/>
            <mo stretchy="false">∧</mo>
            <mrow>
              <mo fence="true" stretchy="false">(</mo>
              <mrow>
                <mrow>
                  <msub>
                    <mn>3</mn>
                    <mi>A</mi>
                  </msub>
                  <mo stretchy="false">∨</mo>
                  <msub>
                    <mn>3</mn>
                    <mi>B</mi>
                  </msub>
                  <mo stretchy="false">∨</mo>
                  <msub>
                    <mn>3</mn>
                    <mi>C</mi>
                  </msub>
                </mrow>
              </mrow>
              <mo fence="true" stretchy="false">)</mo>
            </mrow>
          </mrow>
        </mtd>
      </mtr>
      <mtr>
        <mtd columnalign="left">
          <mrow>
            <mrow/>
            <mo stretchy="false">∧</mo>
            <mrow>
              <mo fence="true" stretchy="false">(</mo>
              <mrow>
                <mrow>
                  <msub>
                    <mn>4</mn>
                    <mi>A</mi>
                  </msub>
                  <mo stretchy="false">∨</mo>
                  <msub>
                    <mn>4</mn>
                    <mi>B</mi>
                  </msub>
                  <mo stretchy="false">∨</mo>
                  <msub>
                    <mn>4</mn>
                    <mi>C</mi>
                  </msub>
                </mrow>
              </mrow>
              <mo fence="true" stretchy="false">)</mo>
            </mrow>
          </mrow>
        </mtd>
      </mtr>
      <mtr>
        <mtd columnalign="left"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1</mn>
                      <mi>A</mi>
                    </msub>
                  </mrow>
                  <mo stretchy="false">∨</mo>
                  <mrow>
                    <mo stretchy="false">¬</mo>
                    <msub>
                      <mn>2</mn>
                      <mi>A</mi>
                    </msub>
                  </mrow>
                </mrow>
              </mrow>
              <mo fence="true" stretchy="false">)</mo>
            </mrow>
          </mrow>
        </mtd>
      </mtr>
      <mtr>
        <mtd columnalign="left"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1</mn>
                      <mi>B</mi>
                    </msub>
                  </mrow>
                  <mo stretchy="false">∨</mo>
                  <mrow>
                    <mo stretchy="false">¬</mo>
                    <msub>
                      <mn>2</mn>
                      <mi>B</mi>
                    </msub>
                  </mrow>
                </mrow>
              </mrow>
              <mo fence="true" stretchy="false">)</mo>
            </mrow>
          </mrow>
        </mtd>
      </mtr>
      <mtr>
        <mtd columnalign="left"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1</mn>
                      <mi>C</mi>
                    </msub>
                  </mrow>
                  <mo stretchy="false">∨</mo>
                  <mrow>
                    <mo stretchy="false">¬</mo>
                    <msub>
                      <mn>2</mn>
                      <mi>C</mi>
                    </msub>
                  </mrow>
                </mrow>
              </mrow>
              <mo fence="true" stretchy="false">)</mo>
            </mrow>
          </mrow>
        </mtd>
      </mtr>
      <mtr>
        <mtd columnalign="left"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2</mn>
                      <mi>A</mi>
                    </msub>
                  </mrow>
                  <mo stretchy="false">∨</mo>
                  <mrow>
                    <mo stretchy="false">¬</mo>
                    <msub>
                      <mn>3</mn>
                      <mi>A</mi>
                    </msub>
                  </mrow>
                </mrow>
              </mrow>
              <mo fence="true" stretchy="false">)</mo>
            </mrow>
          </mrow>
        </mtd>
      </mtr>
      <mtr>
        <mtd columnalign="left"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2</mn>
                      <mi>B</mi>
                    </msub>
                  </mrow>
                  <mo stretchy="false">∨</mo>
                  <mrow>
                    <mo stretchy="false">¬</mo>
                    <msub>
                      <mn>3</mn>
                      <mi>B</mi>
                    </msub>
                  </mrow>
                </mrow>
              </mrow>
              <mo fence="true" stretchy="false">)</mo>
            </mrow>
          </mrow>
        </mtd>
      </mtr>
      <mtr>
        <mtd columnalign="left"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2</mn>
                      <mi>C</mi>
                    </msub>
                  </mrow>
                  <mo stretchy="false">∨</mo>
                  <mrow>
                    <mo stretchy="false">¬</mo>
                    <msub>
                      <mn>3</mn>
                      <mi>C</mi>
                    </msub>
                  </mrow>
                </mrow>
              </mrow>
              <mo fence="true" stretchy="false">)</mo>
            </mrow>
          </mrow>
        </mtd>
      </mtr>
      <mtr>
        <mtd columnalign="left"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2</mn>
                      <mi>A</mi>
                    </msub>
                  </mrow>
                  <mo stretchy="false">∨</mo>
                  <mrow>
                    <mo stretchy="false">¬</mo>
                    <msub>
                      <mn>4</mn>
                      <mi>A</mi>
                    </msub>
                  </mrow>
                </mrow>
              </mrow>
              <mo fence="true" stretchy="false">)</mo>
            </mrow>
          </mrow>
        </mtd>
      </mtr>
      <mtr>
        <mtd columnalign="left"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2</mn>
                      <mi>B</mi>
                    </msub>
                  </mrow>
                  <mo stretchy="false">∨</mo>
                  <mrow>
                    <mo stretchy="false">¬</mo>
                    <msub>
                      <mn>4</mn>
                      <mi>B</mi>
                    </msub>
                  </mrow>
                </mrow>
              </mrow>
              <mo fence="true" stretchy="false">)</mo>
            </mrow>
          </mrow>
        </mtd>
      </mtr>
      <mtr>
        <mtd columnalign="left"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2</mn>
                      <mi>C</mi>
                    </msub>
                  </mrow>
                  <mo stretchy="false">∨</mo>
                  <mrow>
                    <mo stretchy="false">¬</mo>
                    <msub>
                      <mn>4</mn>
                      <mi>C</mi>
                    </msub>
                  </mrow>
                </mrow>
              </mrow>
              <mo fence="true" stretchy="false">)</mo>
            </mrow>
          </mrow>
        </mtd>
      </mtr>
      <mtr>
        <mtd columnalign="left"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4</mn>
                      <mi>A</mi>
                    </msub>
                  </mrow>
                  <mo stretchy="false">∨</mo>
                  <mrow>
                    <mo stretchy="false">¬</mo>
                    <msub>
                      <mn>3</mn>
                      <mi>A</mi>
                    </msub>
                  </mrow>
                </mrow>
              </mrow>
              <mo fence="true" stretchy="false">)</mo>
            </mrow>
          </mrow>
        </mtd>
      </mtr>
      <mtr>
        <mtd columnalign="left"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4</mn>
                      <mi>B</mi>
                    </msub>
                  </mrow>
                  <mo stretchy="false">∨</mo>
                  <mrow>
                    <mo stretchy="false">¬</mo>
                    <msub>
                      <mn>3</mn>
                      <mi>B</mi>
                    </msub>
                  </mrow>
                </mrow>
              </mrow>
              <mo fence="true" stretchy="false">)</mo>
            </mrow>
          </mrow>
        </mtd>
      </mtr>
      <mtr>
        <mtd columnalign="left"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sub>
                      <mn>4</mn>
                      <mi>C</mi>
                    </msub>
                  </mrow>
                  <mo stretchy="false">∨</mo>
                  <mrow>
                    <mo stretchy="false">¬</mo>
                    <msub>
                      <mn>3</mn>
                      <mi>C</mi>
                    </msub>
                  </mrow>
                </mrow>
              </mrow>
              <mo fence="true" stretchy="false">)</mo>
            </mrow>
          </mrow>
        </mtd>
      </mtr>
    </mtable>
    <annotation encoding="StarMath 5.0">alignl ~ ~ ( 1_A or 1_B or 1_C ) newline alignl {  }
and ( 2_A or 2_B or 2_C ) newline alignl {  }
and ( 3_A or 3_B or 3_C ) newline alignl {  }
and ( 4_A or 4_B or 4_C ) newline alignl {  }
and ( neg 1_A or neg 2_A ) newline alignl {  }
and ( neg 1_B or neg 2_B ) newline alignl {  }
and ( neg 1_C or neg 2_C ) newline alignl {  }
and ( neg 2_A or neg 3_A ) newline alignl {  }
and ( neg 2_B or neg 3_B ) newline alignl {  }
and ( neg 2_C or neg 3_C ) newline alignl {  }
and ( neg 2_A or neg 4_A ) newline alignl {  }
and ( neg 2_B or neg 4_B ) newline alignl {  }
and ( neg 2_C or neg 4_C ) newline alignl {  }
and ( neg 4_A or neg 3_A ) newline alignl {  }
and ( neg 4_B or neg 3_B ) newline alignl {  }
and ( neg 4_C or neg 3_C )</annotation>
  </semantics>
</math>
</file>

<file path=Object 5/content.xml><?xml version="1.0" encoding="utf-8"?>
<math xmlns="http://www.w3.org/1998/Math/MathML" display="block">
  <semantics>
    <mrow>
      <mi mathvariant="italic">valeur</mi>
      <mo stretchy="false">=</mo>
      <mrow>
        <mrow>
          <mi mathvariant="italic">sommet</mi>
          <mo stretchy="false">∗</mo>
          <msub>
            <mi mathvariant="italic">nb</mi>
            <mi mathvariant="italic">colors</mi>
          </msub>
        </mrow>
        <mo stretchy="false">+</mo>
        <mi mathvariant="italic">couleur</mi>
      </mrow>
    </mrow>
    <annotation encoding="StarMath 5.0">valeur = sommet * nb_colors + couleur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 mathvariant="italic">sommet</mi>
            <mo stretchy="false">=</mo>
            <mrow>
              <mi mathvariant="italic">valeur</mi>
              <mo stretchy="false">/</mo>
              <msub>
                <mi mathvariant="italic">nb</mi>
                <mi mathvariant="italic">colors</mi>
              </msub>
            </mrow>
          </mrow>
        </mtd>
      </mtr>
      <mtr>
        <mtd columnalign="left">
          <mrow>
            <mrow>
              <mi mathvariant="italic">couleur</mi>
              <mo stretchy="false">=</mo>
              <mi mathvariant="italic">valeur</mi>
            </mrow>
            <mtext>%</mtext>
            <msub>
              <mi mathvariant="italic">nb</mi>
              <mi mathvariant="italic">colors</mi>
            </msub>
          </mrow>
        </mtd>
      </mtr>
    </mtable>
    <annotation encoding="StarMath 5.0">alignl sommet = valeur / nb_colors
newline
alignl couleur = valeur "%" nb_colors</annotation>
  </semantics>
</math>
</file>